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1" svg:font-family="Helvetica"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language="es" fo:country="ES"/>
    </style:style>
    <style:style style:name="P2"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language="es" fo:country="ES"/>
    </style:style>
    <style:style style:name="P3"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language="es" fo:country="ES" officeooo:rsid="001b3593" officeooo:paragraph-rsid="001b3593"/>
    </style:style>
    <style:style style:name="P4"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language="es" fo:country="ES" officeooo:rsid="001c0d79" officeooo:paragraph-rsid="001c0d79"/>
    </style:style>
    <style:style style:name="P5"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language="es" fo:country="ES" officeooo:rsid="001c6419" officeooo:paragraph-rsid="001c6419"/>
    </style:style>
    <style:style style:name="P6"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language="es" fo:country="ES" officeooo:rsid="001ca905" officeooo:paragraph-rsid="001ca905"/>
    </style:style>
    <style:style style:name="P7"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orphans="0" fo:widows="0" fo:text-indent="0in" style:auto-text-indent="false" fo:padding="0in" fo:border="none"/>
      <style:text-properties fo:language="es" fo:country="ES" officeooo:rsid="001d8323" officeooo:paragraph-rsid="001d8323"/>
    </style:style>
    <style:style style:name="P8" style:family="paragraph" style:parent-style-name="Standard" style:master-pag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text-properties fo:language="es" fo:country="ES"/>
    </style:style>
    <style:style style:name="P9"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2563in" style:auto-text-indent="false" fo:padding="0in" fo:border="none" fo:keep-with-next="auto"/>
      <style:text-properties fo:language="es" fo:country="ES"/>
    </style:style>
    <style:style style:name="P10"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1264in" style:auto-text-indent="false" fo:padding="0in" fo:border="none" fo:keep-with-next="auto"/>
      <style:text-properties fo:language="es" fo:country="ES"/>
    </style:style>
    <style:style style:name="T1" style:family="text">
      <style:text-properties fo:font-variant="normal" fo:text-transform="none" fo:color="#000000" style:text-line-through-style="none" style:text-line-through-type="none" style:text-position="0% 100%" style:font-name="Helvetica" fo:font-size="11pt" fo:font-style="normal" style:text-underline-style="none" fo:font-weight="bold" fo:background-color="#ffffff" loext:char-shading-value="0" style:font-name-asian="Helvetica1" style:font-size-asian="11pt" style:font-style-asian="normal" style:font-weight-asian="bold" style:font-name-complex="Helvetica1" style:font-size-complex="11pt"/>
    </style:style>
    <style:style style:name="T2" style:family="text">
      <style:text-properties fo:font-variant="normal" fo:text-transform="none" fo:color="#000000" style:text-line-through-style="none" style:text-line-through-type="none" style:text-position="0% 100%" style:font-name="Helvetica" fo:font-size="11pt" fo:font-style="normal" style:text-underline-style="none" fo:font-weight="normal" fo:background-color="#ffffff" loext:char-shading-value="0" style:font-name-asian="Helvetica1" style:font-size-asian="11pt" style:font-style-asian="normal" style:font-weight-asian="normal" style:font-name-complex="Helvetica1" style:font-size-complex="11pt"/>
    </style:style>
    <style:style style:name="T3" style:family="text">
      <style:text-properties fo:font-variant="normal" fo:text-transform="none" fo:color="#000000" style:text-line-through-style="none" style:text-line-through-type="none" style:text-position="0% 100%" style:font-name="Helvetica" fo:font-size="11pt" fo:font-style="normal" style:text-underline-style="none" fo:font-weight="normal" officeooo:rsid="001c0d79" fo:background-color="#ffffff" loext:char-shading-value="0" style:font-name-asian="Helvetica1" style:font-size-asian="11pt" style:font-style-asian="normal" style:font-weight-asian="normal" style:font-name-complex="Helvetica1" style:font-size-complex="11pt"/>
    </style:style>
    <style:style style:name="T4" style:family="text">
      <style:text-properties fo:font-variant="normal" fo:text-transform="none" fo:color="#000000" style:text-line-through-style="none" style:text-line-through-type="none" style:text-position="0% 100%" style:font-name="Helvetica" fo:font-size="11pt" fo:font-style="normal" style:text-underline-style="none" fo:font-weight="normal" officeooo:rsid="001c6419" fo:background-color="#ffffff" loext:char-shading-value="0" style:font-name-asian="Helvetica1" style:font-size-asian="11pt" style:font-style-asian="normal" style:font-weight-asian="normal" style:font-name-complex="Helvetica1" style:font-size-complex="11pt"/>
    </style:style>
    <style:style style:name="T5" style:family="text">
      <style:text-properties style:font-name="Helvetica" style:font-name-asian="Helvetica1" style:font-name-complex="Helvetic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3/8/2017 Programación Concurrente 2017</text:span></text:p>
      <text:p text:style-name="P1"><text:span text:style-name="T2">Cuestionario guía - Clases Teóricas 1 y 2</text:span></text:p>
      <text:p text:style-name="P1"><text:span text:style-name="T2">1- Mencione al menos 3 ejemplos donde pueda encontrarse concurrencia (que no estén mencionados en las</text:span><text:span text:style-name="T5"> </text:span><text:span text:style-name="T2">transparencias de la clase)</text:span></text:p>
      <text:p text:style-name="P2"><text:span text:style-name="T2"/></text:p>
      <text:p text:style-name="P1"><text:span text:style-name="T2">2- Escriba una definición de concurrencia. Diferencie procesamiento secuencial, concurrente y paralelo.</text:span></text:p>
      <text:p text:style-name="P3"><text:span text:style-name="T2">Es la capacidad de ejecutar multiples actividades en paralelo o simultaneamente.</text:span></text:p>
      <text:p text:style-name="P3"><text:span text:style-name="T2">Secuancial: Un programa secuencial </text:span><text:span text:style-name="T3">es aquel que solo sigue un solo hilo de ejecución</text:span></text:p>
      <text:p text:style-name="P4"><text:span text:style-name="T2">Concurrente: Un programa concurrente es aquel que consta de varios hilos de ejecucion corriendo en el mismo hardware.</text:span></text:p>
      <text:p text:style-name="P4"><text:span text:style-name="T2">Paralelo: Un programa paralelo es aquel que consta de varios hilos de ejecucion distribuidos en diferente hardware.</text:span></text:p>
      <text:p text:style-name="P2"><text:span text:style-name="T2"/></text:p>
      <text:p text:style-name="P1"><text:span text:style-name="T2">3- ¿Cuáles son las 3 grandes clases de aplicaciones concurrentes que podemos encontrar? Ejemplifique.</text:span></text:p>
      <text:p text:style-name="P4"><text:span text:style-name="T2">Multithreading: es aquel que maneja varias actividades independientes, asignando procesadores bajor un criterio predefinido. Este es el ejemplo de concurrencia mas comun </text:span><text:span text:style-name="T4">de concurrencia, como es el caso de un SO.</text:span></text:p>
      <text:p text:style-name="P4"><text:span text:style-name="T4"/></text:p>
      <text:p text:style-name="P5"><text:span text:style-name="T2">Computo distribuido: en este caso, el procesamiento se encuentra distribuido en diferentes procesadores. Los procesos corriendo en dichos procesadores se comunican entre si a travez de mensajes.Tener en cuenta que cada procesador puede a su vez manejar varios hilos de ejecucion (multithreading). Esto es bastante comun en las bases de datos distribuidas (elastic :D )</text:span></text:p>
      <text:p text:style-name="P5"><text:span text:style-name="T2"/></text:p>
      <text:p text:style-name="P5"><text:span text:style-name="T2">Procesamiento paralelo: Este caso es similar al multithreanding, pero esta vez, el procesador es multinucleo, por lo que puede distribuir el procesamiento.</text:span></text:p>
      <text:p text:style-name="P5"><text:span text:style-name="T2">Se puede aplicar a nivel de datos o a nivel de procesos.</text:span></text:p>
      <text:p text:style-name="P2"><text:span text:style-name="T2"/></text:p>
      <text:p text:style-name="P1"><text:span text:style-name="T2">4- Describa el concepto de deadlock y qué condiciones deben darse para que ocurra.</text:span></text:p>
      <text:p text:style-name="P5"><text:span text:style-name="T2">El deadlock es un error que ocurre cuando 2 procesos intentan utiizar el mismo recurso y se bloquean mutuamente, impidiendo que el otro avance.</text:span></text:p>
      <text:p text:style-name="P5"><text:span text:style-name="T2">Para que ocurra, el recurso debe estar protegido bajo exclucion mutua.</text:span></text:p>
      <text:p text:style-name="P2"><text:span text:style-name="T2"/></text:p>
      <text:p text:style-name="P2"><text:soft-page-break/><text:span text:style-name="T2">5- Defina inanición. Ejemplifique.</text:span></text:p>
      <text:p text:style-name="P5"><text:span text:style-name="T2">Ininición es un problema en el cual el hilo, por alguna razon, nunca puede ejecutarse. Esto puede ocurrir en sistemas con sistemas de scheduling por prioridad, donde un proceso con prioridad baja es puesto en espera, y nunca dejan de ejecutarse procesos con prioridad mayor.</text:span></text:p>
      <text:p text:style-name="P2"><text:span text:style-name="T2"/></text:p>
      <text:p text:style-name="P1"><text:span text:style-name="T2">6- ¿Qué entiende por no determinismo? ¿Cómo se aplica este concepto a la ejecución concurrente?</text:span></text:p>
      <text:p text:style-name="P5"><text:span text:style-name="T2">El no determinismo es la incapacidad de poder determinar cual va a ser el resultado de algo.</text:span></text:p>
      <text:p text:style-name="P5"><text:span text:style-name="T2">En el caso de la programacion concurrente, se aplica al hecho de que uno nunca puede verdaderamente determinar cual va a ser el orden en que se van a ejecutar los hilos.</text:span></text:p>
      <text:p text:style-name="P2"><text:span text:style-name="T2"/></text:p>
      <text:p text:style-name="P1"><text:span text:style-name="T2">7- Defina comunicación. Explique los mecanismos de comunicación que conozca.</text:span></text:p>
      <text:p text:style-name="P6"><text:span text:style-name="T2">La comunicación entre procesos es la capacidad de intercambiar informacion que puede ser utilizada para la toma de desiciones.</text:span></text:p>
      <text:p text:style-name="P6"><text:span text:style-name="T2">Existen 2 mecanismos de comunicación entre procesos, la memoria compartida o el envio de mensajes.</text:span></text:p>
      <text:p text:style-name="P6"><text:span text:style-name="T2">La comunicación por memoria compartida consiste en tener variables compartidas entre los procesos, donde cada proceso cambiara el valor de dicha variable.</text:span></text:p>
      <text:p text:style-name="P6"><text:span text:style-name="T2">La comunicación por envio de mensajes consiste en procesos que se envian mensajes.</text:span></text:p>
      <text:p text:style-name="P2"><text:span text:style-name="T2"/></text:p>
      <text:p text:style-name="P1"><text:span text:style-name="T2">8- a) Defina sincronización. Explique los mecanismos de sincronización que conozca.</text:span></text:p>
      <text:p text:style-name="P7"><text:span text:style-name="T2">Sincronizacion es la posesión de información acerca de otro proceso para coordinar actividades sobre recursos compartidos.</text:span></text:p>
      <text:p text:style-name="P7"><text:span text:style-name="T2">Existen 2 tipos de sincronizacion, la sincronizacion por condicion y la sincronizacion por exclusion mutua.</text:span></text:p>
      <text:p text:style-name="P7"><text:span text:style-name="T2">La sincronizacion por condicion consta de </text:span></text:p>
      <text:p text:style-name="P7"><text:span text:style-name="T2">La sincronizacion por exclusion mutua consta de proteger la seccion critica mediante alguna tecnica que impida que 2 procesos accedan a la misma al mismo tiempo.</text:span></text:p>
      <text:p text:style-name="P9"><text:span text:style-name="T2">b) ¿En un programa concurrente pueden estar presentes más de un mecanismo de sincronización? En caso afirmativo, ejemplifique</text:span></text:p>
      <text:p text:style-name="P1"><text:span text:style-name="T2">9- a) Analice en qué tipo de problemas son más adecuados cada uno de los 5 paradigmas de resolución de</text:span></text:p>
      <text:p text:style-name="P1"><text:span text:style-name="T2">problemas concurrentes descriptos en clase. b) ¿Qué relación encuentra entre el paralelismo recursivo y la estrategia de “dividir y conquistar”? ¿Cómo aplicaría este concepto a un problema de ordenación de un arreglo (por ejemplo usando un algoritmo de tipo “quicksort” o uno de tipo </text:span><text:soft-page-break/><text:span text:style-name="T2">“sorting by merging”).? c) Mencione algún sistema de tipo cliente/servidor que conozca.</text:span></text:p>
      <text:p text:style-name="P1"><text:span text:style-name="T2">10- a) Analizando el código de multiplicación de matrices en paralelo planteado en la teoría, y suponiendo que N=256 y P=8, indique cuántas asignaciones, cuántas sumas y cuántos productos realiza cada proceso. ¿Cuál sería la cantidad de cada operación en la solución secuencial realizada por un único proceso? b) Si los procesadores P1 a P7 son iguales, y sus tiempos de asignación son 1, de suma 2 y de producto 3, y si el procesador P8 es 4 veces más lento, ¿cuánto tarda el proceso total concurrente? ¿Cuál es el valor del speedup? ¿Cómo podría modificar el código para mejorar el speedup?</text:span></text:p>
      <text:p text:style-name="P1"><text:span text:style-name="T2">11- a) Cómo puede influir la topología de conexión de los procesadores en el diseño de aplicaciones</text:span></text:p>
      <text:p text:style-name="P1"><text:span text:style-name="T2">concurrentes/paralelas/distribuidas? Ejemplifique. b) Qué relación existe entre la granularidad de la arquitectura y la de las aplicaciones?</text:span></text:p>
      <text:p text:style-name="P1"><text:span text:style-name="T2">12- ¿Qué significa el problema de “interferencia” en programación concurrente? Cómo puede evitarse?</text:span></text:p>
      <text:p text:style-name="P1"><text:span text:style-name="T2">13- ¿En qué consiste la propiedad de “A lo sumo una vez” y qué efecto tiene sobre las sentencias de un</text:span></text:p>
      <text:p text:style-name="P1"><text:span text:style-name="T2">programa concurrente? De ejemplos de sentencias que cumplan y de sentencias que no cumplan con ASV.</text:span></text:p>
      <text:p text:style-name="P1"><text:span text:style-name="T2">14- Dado el siguiente programa concurrente:</text:span></text:p>
      <text:p text:style-name="P1"><text:span text:style-name="T2">x = 2; y = 4; z = 3; co</text:span></text:p>
      <text:p text:style-name="P10"><text:span text:style-name="T2">x = y - z // z = x * 2 // y = y - 1 oc</text:span></text:p>
      <text:p text:style-name="P1"><text:span text:style-name="T2">a) ¿Cuáles de las asignaciones dentro de la sentencia co cumplen con ASV?. Justifique claramente. b) Indique los resultados posibles de la ejecución Nota 1: las instrucciones NO SON atómicas. Nota 2: no es necesario que liste TODOS los resultados pero si los que sean representativos de las diferentes situaciones que pueden da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1" svg:font-family="Helvetic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ES"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20:48:16.800835564</dc:date>
    <meta:editing-duration>PT6M14S</meta:editing-duration>
    <meta:editing-cycles>1</meta:editing-cycles>
    <meta:document-statistic meta:table-count="0" meta:image-count="0" meta:object-count="0" meta:page-count="3" meta:paragraph-count="44" meta:word-count="920" meta:character-count="5774" meta:non-whitespace-character-count="4897"/>
    <meta:generator>LibreOffice/5.2.7.2$Linux_X86_64 LibreOffice_project/20m0$Build-2</meta:generator>
  </office:meta>
</office:document-meta>
</file>